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56e" officeooo:paragraph-rsid="0016b56e"/>
    </style:style>
    <style:style style:name="P2" style:family="paragraph" style:parent-style-name="Standard">
      <style:text-properties officeooo:rsid="0018aefc" officeooo:paragraph-rsid="0018aefc"/>
    </style:style>
    <style:style style:name="P3" style:family="paragraph" style:parent-style-name="Standard">
      <style:text-properties officeooo:rsid="0018bc09" officeooo:paragraph-rsid="0018bc09"/>
    </style:style>
    <style:style style:name="P4" style:family="paragraph" style:parent-style-name="Standard">
      <style:text-properties officeooo:rsid="00196398" officeooo:paragraph-rsid="00196398"/>
    </style:style>
    <style:style style:name="P5" style:family="paragraph" style:parent-style-name="Standard">
      <style:text-properties fo:font-weight="bold" officeooo:rsid="00196398" officeooo:paragraph-rsid="00196398" style:font-weight-asian="bold" style:font-weight-complex="bold"/>
    </style:style>
    <style:style style:name="P6" style:family="paragraph" style:parent-style-name="Standard">
      <style:text-properties fo:font-weight="bold" officeooo:rsid="001a936e" officeooo:paragraph-rsid="001a936e" style:font-weight-asian="bold" style:font-weight-complex="bold"/>
    </style:style>
    <style:style style:name="P7" style:family="paragraph" style:parent-style-name="Standard">
      <style:text-properties fo:font-weight="bold" officeooo:rsid="00210f26" officeooo:paragraph-rsid="00210f26" style:font-weight-asian="bold" style:font-weight-complex="bold"/>
    </style:style>
    <style:style style:name="P8" style:family="paragraph" style:parent-style-name="Standard">
      <style:text-properties fo:font-weight="bold" officeooo:rsid="002601b5" officeooo:paragraph-rsid="002601b5" style:font-weight-asian="bold" style:font-weight-complex="bold"/>
    </style:style>
    <style:style style:name="P9" style:family="paragraph" style:parent-style-name="Standard">
      <style:text-properties fo:font-weight="normal" officeooo:rsid="00196398" officeooo:paragraph-rsid="00196398" style:font-weight-asian="normal" style:font-weight-complex="normal"/>
    </style:style>
    <style:style style:name="P10" style:family="paragraph" style:parent-style-name="Standard">
      <style:text-properties fo:font-weight="normal" officeooo:rsid="001b3dae" officeooo:paragraph-rsid="001b3dae" style:font-weight-asian="normal" style:font-weight-complex="normal"/>
    </style:style>
    <style:style style:name="P11" style:family="paragraph" style:parent-style-name="Standard">
      <style:text-properties fo:font-weight="normal" officeooo:rsid="00210f26" officeooo:paragraph-rsid="00210f26" style:font-weight-asian="normal" style:font-weight-complex="normal"/>
    </style:style>
    <style:style style:name="P12" style:family="paragraph" style:parent-style-name="Standard">
      <style:text-properties fo:font-weight="normal" officeooo:rsid="0022e7d0" officeooo:paragraph-rsid="0022e7d0" style:font-weight-asian="normal" style:font-weight-complex="normal"/>
    </style:style>
    <style:style style:name="P13" style:family="paragraph" style:parent-style-name="Standard">
      <style:text-properties fo:font-weight="normal" officeooo:rsid="00240277" officeooo:paragraph-rsid="00240277" style:font-weight-asian="normal" style:font-weight-complex="normal"/>
    </style:style>
    <style:style style:name="P14" style:family="paragraph" style:parent-style-name="Standard">
      <style:text-properties officeooo:rsid="001b3dae" officeooo:paragraph-rsid="001b3dae"/>
    </style:style>
    <style:style style:name="P15" style:family="paragraph" style:parent-style-name="Standard">
      <style:text-properties officeooo:rsid="00208608" officeooo:paragraph-rsid="00208608"/>
    </style:style>
    <style:style style:name="P16" style:family="paragraph" style:parent-style-name="Standard">
      <style:text-properties officeooo:rsid="00268026" officeooo:paragraph-rsid="00268026"/>
    </style:style>
    <style:style style:name="P17" style:family="paragraph" style:parent-style-name="Standard">
      <style:text-properties officeooo:rsid="0027c836" officeooo:paragraph-rsid="0027c836"/>
    </style:style>
    <style:style style:name="P18" style:family="paragraph" style:parent-style-name="Standard">
      <style:text-properties officeooo:rsid="002842bf" officeooo:paragraph-rsid="002842bf"/>
    </style:style>
    <style:style style:name="P19" style:family="paragraph" style:parent-style-name="Preformatted_20_Text">
      <style:text-properties officeooo:rsid="0016b56e" officeooo:paragraph-rsid="001a936e"/>
    </style:style>
    <style:style style:name="P20" style:family="paragraph" style:parent-style-name="Preformatted_20_Text">
      <style:text-properties fo:font-weight="normal" officeooo:rsid="0016b56e" officeooo:paragraph-rsid="001a936e" style:font-weight-asian="normal" style:font-weight-complex="normal"/>
    </style:style>
    <style:style style:name="P21" style:family="paragraph" style:parent-style-name="Preformatted_20_Text">
      <style:text-properties fo:font-weight="normal" officeooo:rsid="0033097f" officeooo:paragraph-rsid="0033097f" style:font-weight-asian="normal" style:font-weight-complex="normal"/>
    </style:style>
    <style:style style:name="P22" style:family="paragraph" style:parent-style-name="Preformatted_20_Text">
      <style:text-properties fo:font-weight="normal" officeooo:rsid="0016b56e" officeooo:paragraph-rsid="001a936e" style:font-weight-asian="normal" style:font-weight-complex="normal"/>
    </style:style>
    <style:style style:name="P23" style:family="paragraph" style:parent-style-name="Preformatted_20_Text">
      <style:text-properties fo:font-weight="normal" officeooo:rsid="0016b56e" officeooo:paragraph-rsid="003faf83" style:font-weight-asian="normal" style:font-weight-complex="normal"/>
    </style:style>
    <style:style style:name="P24" style:family="paragraph" style:parent-style-name="Preformatted_20_Text">
      <style:text-properties fo:font-weight="normal" officeooo:rsid="0016b56e" officeooo:paragraph-rsid="00402597" style:font-weight-asian="normal" style:font-weight-complex="normal"/>
    </style:style>
    <style:style style:name="P25" style:family="paragraph" style:parent-style-name="Preformatted_20_Text">
      <style:text-properties officeooo:paragraph-rsid="00370223"/>
    </style:style>
    <style:style style:name="P26" style:family="paragraph" style:parent-style-name="Preformatted_20_Text">
      <style:text-properties officeooo:paragraph-rsid="00387c51"/>
    </style:style>
    <style:style style:name="P27" style:family="paragraph" style:parent-style-name="Standard">
      <style:text-properties fo:font-weight="bold" officeooo:rsid="00196398" officeooo:paragraph-rsid="00196398" style:font-weight-asian="bold" style:font-weight-complex="bold"/>
    </style:style>
    <style:style style:name="P28" style:family="paragraph" style:parent-style-name="Standard">
      <style:text-properties fo:font-weight="bold" officeooo:rsid="002fb9c1" officeooo:paragraph-rsid="002fb9c1" style:font-weight-asian="bold" style:font-weight-complex="bold"/>
    </style:style>
    <style:style style:name="P29" style:family="paragraph" style:parent-style-name="Standard">
      <style:text-properties officeooo:rsid="0018bc09" officeooo:paragraph-rsid="0018bc09"/>
    </style:style>
    <style:style style:name="P30" style:family="paragraph" style:parent-style-name="Standard">
      <style:text-properties officeooo:rsid="002a75e1" officeooo:paragraph-rsid="002a75e1"/>
    </style:style>
    <style:style style:name="P31" style:family="paragraph" style:parent-style-name="Standard">
      <style:text-properties officeooo:rsid="002c2f8d" officeooo:paragraph-rsid="002c2f8d"/>
    </style:style>
    <style:style style:name="P32" style:family="paragraph" style:parent-style-name="Standard">
      <style:text-properties officeooo:rsid="002fb9c1" officeooo:paragraph-rsid="002fb9c1"/>
    </style:style>
    <style:style style:name="P33" style:family="paragraph" style:parent-style-name="Standard">
      <style:text-properties fo:font-weight="normal" officeooo:rsid="00196398" officeooo:paragraph-rsid="00196398" style:font-weight-asian="normal" style:font-weight-complex="normal"/>
    </style:style>
    <style:style style:name="P34" style:family="paragraph" style:parent-style-name="Standard">
      <style:text-properties fo:font-weight="normal" officeooo:rsid="002fb9c1" officeooo:paragraph-rsid="002fb9c1" style:font-weight-asian="normal" style:font-weight-complex="normal"/>
    </style:style>
    <style:style style:name="P35" style:family="paragraph" style:parent-style-name="Standard">
      <style:text-properties fo:font-weight="normal" officeooo:rsid="001b3dae" officeooo:paragraph-rsid="001b3dae" style:font-weight-asian="normal" style:font-weight-complex="normal"/>
    </style:style>
    <style:style style:name="P36" style:family="paragraph" style:parent-style-name="Standard">
      <style:text-properties fo:font-weight="normal" officeooo:rsid="003199b3" officeooo:paragraph-rsid="003199b3" style:font-weight-asian="normal" style:font-weight-complex="normal"/>
    </style:style>
    <style:style style:name="P37" style:family="paragraph" style:parent-style-name="Standard">
      <style:text-properties fo:font-weight="normal" officeooo:rsid="0033097f" officeooo:paragraph-rsid="0033097f" style:font-weight-asian="normal" style:font-weight-complex="normal"/>
    </style:style>
    <style:style style:name="P38" style:family="paragraph" style:parent-style-name="Standard">
      <style:text-properties fo:font-weight="normal" officeooo:rsid="0029a662" officeooo:paragraph-rsid="0029a662" style:font-weight-asian="normal" style:font-weight-complex="normal"/>
    </style:style>
    <style:style style:name="P39" style:family="paragraph" style:parent-style-name="Standard">
      <style:text-properties fo:font-weight="normal" officeooo:rsid="0033b2bb" officeooo:paragraph-rsid="0033b2bb" style:font-weight-asian="normal" style:font-weight-complex="normal"/>
    </style:style>
    <style:style style:name="P40" style:family="paragraph" style:parent-style-name="Standard">
      <style:text-properties fo:font-weight="normal" officeooo:rsid="00240277" officeooo:paragraph-rsid="00240277" style:font-weight-asian="normal" style:font-weight-complex="normal"/>
    </style:style>
    <style:style style:name="P41" style:family="paragraph" style:parent-style-name="Standard">
      <style:text-properties fo:font-weight="normal" officeooo:rsid="00387c51" officeooo:paragraph-rsid="00387c51" style:font-weight-asian="normal" style:font-weight-complex="normal"/>
    </style:style>
    <style:style style:name="T1" style:family="text">
      <style:text-properties fo:font-variant="normal" fo:text-transform="none" fo:color="#0077aa" style:font-name="Consolas" fo:letter-spacing="normal" fo:font-style="normal" fo:font-weight="normal"/>
    </style:style>
    <style:style style:name="T2" style:family="text">
      <style:text-properties fo:font-variant="normal" fo:text-transform="none" fo:color="#0077aa" style:font-name="Consolas" fo:letter-spacing="normal" fo:font-style="normal" fo:font-weight="normal" officeooo:rsid="0033b2bb" style:font-weight-asian="normal" style:font-weight-complex="normal"/>
    </style:style>
    <style:style style:name="T3" style:family="text">
      <style:text-properties fo:font-variant="normal" fo:text-transform="none" fo:color="#0077aa" style:font-name="Consolas" fo:letter-spacing="normal" fo:font-style="normal" officeooo:rsid="003d5902"/>
    </style:style>
    <style:style style:name="T4" style:family="text">
      <style:text-properties fo:font-variant="normal" fo:text-transform="none" fo:color="#333333" style:font-name="Consolas" fo:letter-spacing="normal" fo:font-style="normal"/>
    </style:style>
    <style:style style:name="T5" style:family="text">
      <style:text-properties fo:font-variant="normal" fo:text-transform="none" fo:color="#333333" style:font-name="Consolas" fo:letter-spacing="normal" fo:font-style="normal" fo:font-weight="normal"/>
    </style:style>
    <style:style style:name="T6" style:family="text">
      <style:text-properties fo:font-variant="normal" fo:text-transform="none" fo:color="#333333" style:font-name="Consolas" fo:letter-spacing="normal" fo:font-style="normal" fo:font-weight="normal" officeooo:rsid="001a936e"/>
    </style:style>
    <style:style style:name="T7" style:family="text">
      <style:text-properties fo:font-variant="normal" fo:text-transform="none" fo:color="#333333" style:font-name="Consolas" fo:letter-spacing="normal" fo:font-style="normal" fo:font-weight="normal" officeooo:rsid="0033b2bb" style:font-weight-asian="normal" style:font-weight-complex="normal"/>
    </style:style>
    <style:style style:name="T8" style:family="text">
      <style:text-properties fo:font-variant="normal" fo:text-transform="none" fo:color="#333333" style:font-name="Consolas" fo:letter-spacing="normal" fo:font-style="normal" fo:font-weight="normal" officeooo:rsid="00387c51"/>
    </style:style>
    <style:style style:name="T9" style:family="text">
      <style:text-properties fo:font-variant="normal" fo:text-transform="none" fo:color="#333333" style:font-name="Consolas" fo:letter-spacing="normal" fo:font-style="normal" officeooo:rsid="001a936e"/>
    </style:style>
    <style:style style:name="T10" style:family="text">
      <style:text-properties fo:font-variant="normal" fo:text-transform="none" fo:color="#333333" style:font-name="Consolas" fo:letter-spacing="normal" fo:font-style="normal" officeooo:rsid="00210f26"/>
    </style:style>
    <style:style style:name="T11" style:family="text">
      <style:text-properties fo:font-variant="normal" fo:text-transform="none" fo:color="#333333" style:font-name="Consolas" fo:letter-spacing="normal" fo:font-style="normal" officeooo:rsid="003a63a2"/>
    </style:style>
    <style:style style:name="T12" style:family="text">
      <style:text-properties fo:font-variant="normal" fo:text-transform="none" fo:color="#333333" style:font-name="Consolas" fo:letter-spacing="normal" fo:font-style="normal" officeooo:rsid="003c69f8"/>
    </style:style>
    <style:style style:name="T13" style:family="text">
      <style:text-properties fo:font-variant="normal" fo:text-transform="none" fo:color="#333333" style:font-name="Consolas" fo:letter-spacing="normal" fo:font-style="normal" officeooo:rsid="003d5902"/>
    </style:style>
    <style:style style:name="T14" style:family="text">
      <style:text-properties fo:font-variant="normal" fo:text-transform="none" fo:color="#333333" style:font-name="Consolas" fo:letter-spacing="normal" fo:font-style="normal" officeooo:rsid="003faf83"/>
    </style:style>
    <style:style style:name="T15" style:family="text">
      <style:text-properties fo:font-variant="normal" fo:text-transform="none" fo:color="#333333" style:font-name="Consolas" fo:letter-spacing="normal" fo:font-style="normal" officeooo:rsid="00402597"/>
    </style:style>
    <style:style style:name="T16" style:family="text">
      <style:text-properties fo:font-variant="normal" fo:text-transform="none" fo:color="#333333" style:font-name="Consolas" fo:letter-spacing="normal" fo:font-style="normal" officeooo:rsid="0041cdbf"/>
    </style:style>
    <style:style style:name="T17" style:family="text">
      <style:text-properties fo:font-variant="normal" fo:text-transform="none" fo:color="#333333" style:font-name="Consolas" fo:letter-spacing="normal" fo:font-style="normal" officeooo:rsid="00439fd9"/>
    </style:style>
    <style:style style:name="T18" style:family="text">
      <style:text-properties fo:font-variant="normal" fo:text-transform="none" fo:color="#a67f59" style:font-name="Consolas" fo:letter-spacing="normal" fo:font-style="normal" fo:font-weight="normal"/>
    </style:style>
    <style:style style:name="T19" style:family="text">
      <style:text-properties fo:font-variant="normal" fo:text-transform="none" fo:color="#a67f59" style:font-name="Consolas" fo:letter-spacing="normal" fo:font-style="normal" fo:font-weight="normal" officeooo:rsid="0033b2bb" style:font-weight-asian="normal" style:font-weight-complex="normal"/>
    </style:style>
    <style:style style:name="T20" style:family="text">
      <style:text-properties fo:font-variant="normal" fo:text-transform="none" fo:color="#a67f59" style:font-name="Consolas" fo:letter-spacing="normal" fo:font-style="normal" officeooo:rsid="003d5902"/>
    </style:style>
    <style:style style:name="T21" style:family="text">
      <style:text-properties fo:font-variant="normal" fo:text-transform="none" fo:color="#990055" style:font-name="Consolas" fo:letter-spacing="normal" fo:font-style="normal"/>
    </style:style>
    <style:style style:name="T22" style:family="text">
      <style:text-properties fo:font-variant="normal" fo:text-transform="none" fo:color="#990055" style:font-name="Consolas" fo:letter-spacing="normal" fo:font-style="normal" fo:font-weight="normal"/>
    </style:style>
    <style:style style:name="T23" style:family="text">
      <style:text-properties fo:font-variant="normal" fo:text-transform="none" fo:color="#990055" style:font-name="Consolas" fo:letter-spacing="normal" fo:font-style="normal" officeooo:rsid="003a63a2"/>
    </style:style>
    <style:style style:name="T24" style:family="text">
      <style:text-properties fo:font-variant="normal" fo:text-transform="none" fo:color="#990055" style:font-name="Consolas" fo:letter-spacing="normal" fo:font-style="normal" officeooo:rsid="003d5902"/>
    </style:style>
    <style:style style:name="T25" style:family="text">
      <style:text-properties fo:font-variant="normal" fo:text-transform="none" fo:color="#669900" style:font-name="Consolas" fo:letter-spacing="normal" fo:font-style="normal"/>
    </style:style>
    <style:style style:name="T26" style:family="text">
      <style:text-properties fo:font-variant="normal" fo:text-transform="none" fo:color="#669900" style:font-name="Consolas" fo:letter-spacing="normal" fo:font-style="normal" officeooo:rsid="003a63a2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cf1c2"/>
    </style:style>
    <style:style style:name="T29" style:family="text">
      <style:text-properties officeooo:rsid="00240277"/>
    </style:style>
    <style:style style:name="T30" style:family="text">
      <style:text-properties officeooo:rsid="002601b5"/>
    </style:style>
    <style:style style:name="T31" style:family="text">
      <style:text-properties officeooo:rsid="002747e3"/>
    </style:style>
    <style:style style:name="T32" style:family="text">
      <style:text-properties officeooo:rsid="00275798"/>
    </style:style>
    <style:style style:name="T33" style:family="text">
      <style:text-properties officeooo:rsid="0028e361"/>
    </style:style>
    <style:style style:name="T34" style:family="text">
      <style:text-properties officeooo:rsid="0029c812"/>
    </style:style>
    <style:style style:name="T35" style:family="text">
      <style:text-properties officeooo:rsid="002acbdb"/>
    </style:style>
    <style:style style:name="T36" style:family="text">
      <style:text-properties officeooo:rsid="00310ed8"/>
    </style:style>
    <style:style style:name="T37" style:family="text">
      <style:text-properties officeooo:rsid="0032d5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nctions principales</text:p>
      <text:p text:style-name="P10"><text:span text:style-name="T27">Awake()</text:span> -&gt; appeler avant start, appeler même si le script est désactivé. <text:span text:style-name="T36">Utilisé pour récupérer les Component par exemple (GetComponent)</text:span></text:p>
      <text:p text:style-name="P36">anotherScript = GetComponent&lt;AnotherScript&gt;();</text:p>
      <text:p text:style-name="P10"/>
      <text:p text:style-name="P1"><text:span text:style-name="T27">Start() </text:span>-&gt; appeler au lancement de la simulation. <text:span text:style-name="T37">Peut être utiliser pour GetCompenent églament</text:span></text:p>
      <text:p text:style-name="P1"/>
      <text:p text:style-name="P14"><text:span text:style-name="T27">Update()</text:span> -&gt; Appellé à chaque frame</text:p>
      <text:p text:style-name="P14">Utilisé pour des MAJ régulière comme <text:span text:style-name="T28">(intervale d'update varie)</text:span> : </text:p>
      <text:p text:style-name="P14">- Bouger des objets non physiques</text:p>
      <text:p text:style-name="P14">- Recevoir Inputs</text:p>
      <text:p text:style-name="P14"/>
      <text:p text:style-name="P15"><text:span text:style-name="T27">FixedUpdate() </text:span>-&gt; Appelé à chaque calcul physique (intervales réguliers)</text:p>
      <text:p text:style-name="P15">- Ajuster les objects physics rigidbody</text:p>
      <text:p text:style-name="P15"/>
      <text:p text:style-name="P14"/>
      <text:p text:style-name="P5">Affichage</text:p>
      <text:p text:style-name="P1">Debut.log(...) -&gt; Afficher dans la console</text:p>
      <text:p text:style-name="P1"/>
      <text:p text:style-name="P5">Transformations</text:p>
      <text:p text:style-name="P2">transform.position.x/y/z -&gt; accès à la position de l'objet suivant x y ou z</text:p>
      <text:p text:style-name="P3">transform.rotation.x/y/z -&gt; accès à la rotation</text:p>
      <text:p text:style-name="P3">transform.scale.x/y/z -&gt; accès au redimensionnement</text:p>
      <text:p text:style-name="P3"/>
      <text:p text:style-name="P16">transform.Translate(new Vector3(x, y, z))</text:p>
      <text:p text:style-name="P16">transform.Translate<text:span text:style-name="T31">((+/-)</text:span>Vector3.forward * speed <text:s/>* time.deltaTime); <text:s/>-&gt; Translate un objet suivant le vecteur donné en paramètre <text:span text:style-name="T32">(ou suivant l'attribut de vector3)</text:span>. Si écrit dans Update, l'objet va avancé à chaque frame (utilisation de vector3 * Time.deltaTime pour bouger de metres/sec au lieu de metre/frame)</text:p>
      <text:p text:style-name="P16"/>
      <text:p text:style-name="P17">transform.Rotate(Vector3.up, turnSpeed * Time.deltaTime) -&gt; rotation suivant la direction donné et à la vitesse donnée</text:p>
      <text:p text:style-name="P17"/>
      <text:p text:style-name="P18">transform.LookAt(target) -&gt; l'objet regarde la cible, <text:span text:style-name="T33">utile pour une caméra regardant un objet (la caméra fait face à l'objet, uniquement rotation)</text:span></text:p>
      <text:p text:style-name="P18"/>
      <text:p text:style-name="P18"/>
      <text:p text:style-name="P3"/>
      <text:p text:style-name="P5">Entrées utilisateurs</text:p>
      <text:p text:style-name="P3">Input -&gt; Classe portant sur la récupération d'entrées utilisateurs</text:p>
      <text:p text:style-name="P3"/>
      <text:p text:style-name="P4">Input.GetKeyDown(KeyCode.Space/ / / / / /) -&gt; <text:span text:style-name="T35">retourne un boolean : </text:span>touche appuyé par l'utilisateur <text:span text:style-name="T35">ou non</text:span></text:p>
      <text:p text:style-name="P30">Input.GetButton("Jump") -&gt; <text:span text:style-name="T35">regarde si</text:span> la touche saut paramétré dans la gestions des boutons dans unity <text:span text:style-name="T35">est appuyé</text:span></text:p>
      <text:p text:style-name="P30"/>
      <text:p text:style-name="P31">Input.GetAxis("Horizontal/Vertical") -&gt;retourne une valeur comprise entre -1 et 1. </text:p>
      <text:p text:style-name="P31"/>
      <text:p text:style-name="P32">OnMouseDown() -&gt; Détecte si on a cliquer sur l'objet par ex.</text:p>
      <text:p text:style-name="P4"/>
      <text:p text:style-name="P7">Maths</text:p>
      <text:p text:style-name="P11">Vector3.dot(VectorA, VectorB) -&gt; Scalaire</text:p>
      <text:p text:style-name="P11"><text:soft-page-break/></text:p>
      <text:p text:style-name="P8">GameObject</text:p>
      <text:p text:style-name="P12">myLight = GetComponent&lt;Light&lt;(); -<text:span text:style-name="T29">&gt; récupère le component Light pour accéder ensuite à tout les attributs de ce component (ex : color, intensity ...)</text:span></text:p>
      <text:p text:style-name="P13">myLight.enabled = false/true; -&gt; Désactive un component</text:p>
      <text:p text:style-name="P13"><text:span text:style-name="T30">gameObject</text:span>.<text:span text:style-name="T30">setActive(false/true) -&gt; active ou désactive le GameObject</text:span></text:p>
      <text:p text:style-name="P41">GameObject.FindGameObjectWithTab("Player") -&gt; trouve l'objet avec le tag Player</text:p>
      <text:p text:style-name="P38">Destroy(GameObject / Component, optional delay) -<text:span text:style-name="T34">&gt; détruis l'objet / component avec un délais optionnel)</text:span></text:p>
      <text:p text:style-name="P39">Instantiate(GameObject) -&gt; instancie un objet</text:p>
      <text:p text:style-name="P25"><text:span text:style-name="Source_20_Text"><text:span text:style-name="T7">rocketInstance </text:span></text:span><text:span text:style-name="Source_20_Text"><text:span text:style-name="T19">=</text:span></text:span><text:span text:style-name="Source_20_Text"><text:span text:style-name="T7"> Instantiate(rocketPrefab, barrelEnd.position, barrelEnd.rotation) </text:span></text:span><text:span text:style-name="Source_20_Text"><text:span text:style-name="T2">as</text:span></text:span><text:span text:style-name="Source_20_Text"><text:span text:style-name="T7"> Rigidbody;</text:span></text:span></text:p>
      <text:p text:style-name="P25"><text:span text:style-name="Source_20_Text"><text:span text:style-name="T5">rocketInstance.AddForce(barrelEnd.forward </text:span></text:span><text:span text:style-name="Source_20_Text"><text:span text:style-name="T18">*</text:span></text:span><text:span text:style-name="Source_20_Text"><text:span text:style-name="T22"> 5000</text:span></text:span><text:span text:style-name="Source_20_Text"><text:span text:style-name="T5">);</text:span></text:span></text:p>
      <text:p text:style-name="P26"><text:span text:style-name="Source_20_Text"><text:span text:style-name="T8"/></text:span></text:p>
      <text:p text:style-name="P39"/>
      <text:p text:style-name="P4"/>
      <text:p text:style-name="P5">Variable</text:p>
      <text:p text:style-name="P9">string[] strings = new string[x];</text:p>
      <text:p text:style-name="P9"/>
      <text:p text:style-name="P28">Autre </text:p>
      <text:p text:style-name="P34">private AnotherScript anotherScript -&gt; variable anotherScript de type AnotherScript. AnotherScript étant le nom du script à accéder </text:p>
      <text:p text:style-name="P37">Time.deltaTime -&gt; temp entre deux appels de Update ou FixedUpdate</text:p>
      <text:p text:style-name="P21"><text:span text:style-name="Source_20_Text"><text:span text:style-name="T4">Invoke (</text:span></text:span><text:span text:style-name="Source_20_Text"><text:span text:style-name="T25">"SpawnObject"</text:span></text:span><text:span text:style-name="Source_20_Text"><text:span text:style-name="T4">,</text:span></text:span><text:span text:style-name="Source_20_Text"><text:span text:style-name="T21"> 2</text:span></text:span><text:span text:style-name="Source_20_Text"><text:span text:style-name="T4">); -</text:span></text:span><text:span text:style-name="Source_20_Text"><text:span text:style-name="T11">&gt; appel la fonction SpawnObject au bout de 2 sec</text:span></text:span></text:p>
      <text:p text:style-name="P21"><text:span text:style-name="Source_20_Text"><text:span text:style-name="T11">InvokeRepeating(</text:span></text:span><text:span text:style-name="Source_20_Text"><text:span text:style-name="T26">"SpawnObject"</text:span></text:span><text:span text:style-name="Source_20_Text"><text:span text:style-name="T11">,</text:span></text:span><text:span text:style-name="Source_20_Text"><text:span text:style-name="T23"> 2</text:span></text:span><text:span text:style-name="Source_20_Text"><text:span text:style-name="T11">,</text:span></text:span><text:span text:style-name="Source_20_Text"><text:span text:style-name="T23"> 1</text:span></text:span><text:span text:style-name="Source_20_Text"><text:span text:style-name="T11">); -</text:span></text:span><text:span text:style-name="Source_20_Text"><text:span text:style-name="T12">&gt; appel toute les seconde</text:span></text:span><text:span text:style-name="Source_20_Text"><text:span text:style-name="T13">s</text:span></text:span></text:p>
      <text:p text:style-name="P21"><text:span text:style-name="Source_20_Text"><text:span text:style-name="T13"/></text:span></text:p>
      <text:p text:style-name="P21"><text:span text:style-name="Source_20_Text"><text:span text:style-name="T3">float</text:span></text:span><text:span text:style-name="Source_20_Text"><text:span text:style-name="T13"> x </text:span></text:span><text:span text:style-name="Source_20_Text"><text:span text:style-name="T20">=</text:span></text:span><text:span text:style-name="Source_20_Text"><text:span text:style-name="T13"> Random.Range(</text:span></text:span><text:span text:style-name="Source_20_Text"><text:span text:style-name="T24">-2</text:span></text:span><text:span text:style-name="Source_20_Text"><text:span text:style-name="T13">.</text:span></text:span><text:span text:style-name="Source_20_Text"><text:span text:style-name="T24">0f</text:span></text:span><text:span text:style-name="Source_20_Text"><text:span text:style-name="T13">,</text:span></text:span><text:span text:style-name="Source_20_Text"><text:span text:style-name="T24"> 2</text:span></text:span><text:span text:style-name="Source_20_Text"><text:span text:style-name="T13">.</text:span></text:span><text:span text:style-name="Source_20_Text"><text:span text:style-name="T24">0f</text:span></text:span><text:span text:style-name="Source_20_Text"><text:span text:style-name="T13">);</text:span></text:span></text:p>
      <text:p text:style-name="P21"><text:span text:style-name="Source_20_Text"><text:span text:style-name="T13"/></text:span></text:p>
      <text:p text:style-name="P21"><text:span text:style-name="Source_20_Text"><text:span text:style-name="T3">enum</text:span></text:span><text:span text:style-name="Source_20_Text"><text:span text:style-name="T13"> Direction{North, East, South, West}</text:span></text:span></text:p>
      <text:p text:style-name="P21"><text:span text:style-name="Source_20_Text"><text:span text:style-name="T13"/></text:span></text:p>
      <text:p text:style-name="P9"/>
      <text:p text:style-name="P6">Fonction classique</text:p>
      <text:p text:style-name="P19"><text:span text:style-name="Source_20_Text"><text:span text:style-name="T1">foreach</text:span></text:span><text:span text:style-name="Source_20_Text"><text:span text:style-name="T5">(</text:span></text:span><text:span text:style-name="Source_20_Text"><text:span text:style-name="T1">string</text:span></text:span><text:span text:style-name="Source_20_Text"><text:span text:style-name="T5"> item </text:span></text:span><text:span text:style-name="Source_20_Text"><text:span text:style-name="T1">in</text:span></text:span><text:span text:style-name="Source_20_Text"><text:span text:style-name="T5"> strings)</text:span></text:span><text:span text:style-name="Source_20_Text"><text:span text:style-name="T6">{</text:span></text:span></text:p>
      <text:p text:style-name="P20"><text:span text:style-name="Source_20_Text"><text:span text:style-name="T4"><text:tab/></text:span></text:span><text:span text:style-name="Source_20_Text"><text:span text:style-name="T9">print (item);}</text:span></text:span></text:p>
      <text:p text:style-name="P20"><text:span text:style-name="Source_20_Text"><text:span text:style-name="T9"/></text:span></text:p>
      <text:p text:style-name="P20"><text:span text:style-name="Source_20_Text"><text:span text:style-name="T9"/></text:span></text:p>
      <text:p text:style-name="P20"><text:span text:style-name="Source_20_Text"><text:span text:style-name="T9"/></text:span></text:p>
      <text:p text:style-name="P20"><text:span text:style-name="Source_20_Text"><text:span text:style-name="T9"/></text:span></text:p>
      <text:p text:style-name="P23"><text:span text:style-name="Source_20_Text"><text:span text:style-name="T14">void Movement() </text:span></text:span></text:p>
      <text:p text:style-name="P23"><text:span text:style-name="Source_20_Text"><text:span text:style-name="T14"><text:tab/>{</text:span></text:span></text:p>
      <text:p text:style-name="P23"><text:span text:style-name="Source_20_Text"><text:span text:style-name="T14"><text:tab/><text:tab/>float forwardMovement = Input.GetAxis("Vertical") * speed * Time.deltaTime;</text:span></text:span></text:p>
      <text:p text:style-name="P23"><text:span text:style-name="Source_20_Text"><text:span text:style-name="T14"><text:tab/><text:tab/>float turnMovement = Input.GetAxis("Horizontal") * turnSpeed * Time.deltaTime;</text:span></text:span></text:p>
      <text:p text:style-name="P23"><text:span text:style-name="Source_20_Text"><text:span text:style-name="T14"><text:tab/><text:tab/></text:span></text:span></text:p>
      <text:p text:style-name="P23"><text:span text:style-name="Source_20_Text"><text:span text:style-name="T14"><text:tab/><text:tab/>transform.Translate(Vector3.forward * forwardMovement);</text:span></text:span></text:p>
      <text:p text:style-name="P23"><text:span text:style-name="Source_20_Text"><text:span text:style-name="T14"><text:tab/><text:tab/>transform.Rotate(Vector3.up * turnMovement);</text:span></text:span></text:p>
      <text:p text:style-name="P23"><text:span text:style-name="Source_20_Text"><text:span text:style-name="T14"><text:tab/>}</text:span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3"><text:span text:style-name="Source_20_Text"><text:span text:style-name="T14"/></text:span></text:p>
      <text:p text:style-name="P24"><text:span text:style-name="Source_20_Text"><text:span text:style-name="T16">moveToward -&gt; </text:span></text:span><text:span text:style-name="Source_20_Text"><text:span text:style-name="T15">transform.position = Vector3.MoveTowards(transform.position, target.transform.position, 0.03f); -</text:span></text:span><text:span text:style-name="Source_20_Text"><text:span text:style-name="T17">&gt; déplacement vers la cible</text:span></text:span></text:p>
      <text:p text:style-name="P20"><text:span text:style-name="Source_20_Text"><text:span text:style-name="T9"/></text:span></text:p>
      <text:p text:style-name="P20"><text:span text:style-name="Source_20_Text"><text:span text:style-name="T10"/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49S</meta:editing-duration>
    <meta:editing-cycles>50</meta:editing-cycles>
    <meta:generator>LibreOffice/4.3.6.2$Windows_x86 LibreOffice_project/d50a87b2e514536ed401c18000dad4660b6a169e</meta:generator>
    <dc:date>2015-03-29T15:46:46.987000000</dc:date>
    <meta:document-statistic meta:table-count="0" meta:image-count="0" meta:object-count="0" meta:page-count="2" meta:paragraph-count="58" meta:word-count="450" meta:character-count="3511" meta:non-whitespace-character-count="3098"/>
    <meta:user-defined meta:name="Info 1"/>
    <meta:user-defined meta:name="Info 2"/>
    <meta:user-defined meta:name="Info 3"/>
    <meta:user-defined meta:name="Info 4"/>
  </office:meta>
</office:document-meta>
</file>